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8b1fd" officeooo:paragraph-rsid="0008b1fd"/>
    </style:style>
    <style:style style:name="P2" style:family="paragraph" style:parent-style-name="Standard">
      <style:text-properties fo:font-weight="bold" officeooo:rsid="0008b1fd" officeooo:paragraph-rsid="0008b1fd" style:font-weight-asian="bold" style:font-weight-complex="bold"/>
    </style:style>
    <style:style style:name="P3" style:family="paragraph" style:parent-style-name="Standard">
      <style:text-properties fo:font-weight="bold" officeooo:rsid="000a9613" officeooo:paragraph-rsid="000a9613" style:font-weight-asian="bold" style:font-weight-complex="bold"/>
    </style:style>
    <style:style style:name="P4" style:family="paragraph" style:parent-style-name="Standard">
      <style:text-properties fo:font-size="18pt" fo:font-weight="bold" officeooo:rsid="0008b1fd" officeooo:paragraph-rsid="0008b1fd" style:font-size-asian="18pt" style:font-weight-asian="bold" style:font-size-complex="18pt" style:font-weight-complex="bold"/>
    </style:style>
    <style:style style:name="P5" style:family="paragraph" style:parent-style-name="Standard">
      <style:text-properties fo:font-weight="normal" officeooo:rsid="000a9613" officeooo:paragraph-rsid="000a9613" style:font-weight-asian="normal" style:font-weight-complex="normal"/>
    </style:style>
    <style:style style:name="P6" style:family="paragraph" style:parent-style-name="Standard">
      <style:paragraph-properties fo:break-before="page"/>
      <style:text-properties fo:font-weight="bold" officeooo:rsid="000a9613" officeooo:paragraph-rsid="000a9613" style:font-weight-asian="bold" style:font-weight-complex="bold"/>
    </style:style>
    <style:style style:name="P7" style:family="paragraph" style:parent-style-name="Header">
      <style:text-properties officeooo:rsid="000a9613" officeooo:paragraph-rsid="000a9613"/>
    </style:style>
    <style:style style:name="P8" style:family="paragraph" style:parent-style-name="Header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9613" officeooo:paragraph-rsid="000a96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a96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9613" officeooo:paragraph-rsid="000a96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a9613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ardware Implementation of Bitcoin Mining on FPGA</text:p>
      <text:p text:style-name="P1"/>
      <text:p text:style-name="P2">Motivations:</text:p>
      <text:p text:style-name="P5">Cryptocurrency is an emerging factor in world economics. <text:s/>Initially CPUs and GPUs were used to Mine Bitcoin, but they have grown inefficient due to individuals using FPGAs and ASICs running hardware specifically designed to implement the SHA-256 algorithm.</text:p>
      <text:p text:style-name="P5"/>
      <text:p text:style-name="P5">A true implementation of a Bitcoin miner would result in a hardware/software interface and in depth understanding of Hardware description languages.</text:p>
      <text:p text:style-name="P1"/>
      <text:p text:style-name="P2">Research Question:</text:p>
      <text:p text:style-name="P1">Can an implementation of the SHA-256 algorithm on an FPGA result in a significantly high Hash Rate and a low enough power consumption to make Bitcoin Mining economically feasible?</text:p>
      <text:p text:style-name="P1"/>
      <text:p text:style-name="P2">Problem Implementation:</text:p>
      <text:p text:style-name="P1">There is a unique identifier for each ‘block’ in the Bitcoin ‘blockchain.’ <text:s/>This identifier is a very particular 256 bit value that is output by the SHA-256 Hashing algorithm. <text:s/>The previous data in the bitcoin blockchain along with a timestamp are used as static inputs to the SHA-256 algorithm. <text:s/>In addition, there is a ‘nonce’ value that is continually tweaked until the number output by the algorithm is the particular one that is being searched for. <text:s/>Once this particular number is found with a particular nonce, then the block is said to be ‘mined’ and the individual who computed the number is given a reward.</text:p>
      <text:p text:style-name="P1"/>
      <text:p text:style-name="P1">For a hardware implementation of the Bitcoin Mining algorithm, two major components would be needed. <text:s/>Firstly an entity that computes the SHA-256 algorithm would be needed. <text:s/>Secondly a wrapper entity would take initial input, supply it into the SHA-256 module, and validate the result. <text:s/>If the result is correct based on what is expected, then the process is complete. <text:s/>If the result is incorrect, then the module would increment the nonce value, and then pass the new input into the SHA module. <text:s/>This process would continue until the correct value is found.</text:p>
      <text:p text:style-name="P1"/>
      <text:p text:style-name="P3">Hardware to be Used:</text:p>
      <text:p text:style-name="P3"><text:span text:style-name="T2">The Altera FPGA Development board used in class would be the only required component.</text:span></text:p>
      <text:p text:style-name="P3"><text:span text:style-name="T2"/></text:p>
      <text:p text:style-name="P3">Expected Results:</text:p>
      <text:p text:style-name="P5">For the SHA-256 algorithm to be implemented correctly, and the wrapper module to truly be exhaustive such that the correct value is guaranteed to be found.</text:p>
      <text:p text:style-name="P5"/>
      <text:p text:style-name="P3"/>
      <text:p text:style-name="P6">Project Task Assignment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0">Group Member</text:p>
          </table:table-cell>
          <table:table-cell table:style-name="Table1.B1" office:value-type="string">
            <text:p text:style-name="P10">Role</text:p>
          </table:table-cell>
        </table:table-row>
        <table:table-row>
          <table:table-cell table:style-name="Table1.A2" office:value-type="string">
            <text:p text:style-name="P10">James Richardson</text:p>
          </table:table-cell>
          <table:table-cell table:style-name="Table1.B2" office:value-type="string">
            <text:p text:style-name="P10">Software Component</text:p>
            <text:p text:style-name="P10">SHA Wrapper Module (increment)</text:p>
          </table:table-cell>
        </table:table-row>
        <table:table-row>
          <table:table-cell table:style-name="Table1.A2" office:value-type="string">
            <text:p text:style-name="P8">Hassan Al Abushaheen</text:p>
          </table:table-cell>
          <table:table-cell table:style-name="Table1.B2" office:value-type="string">
            <text:p text:style-name="P10">Implementation of SHA-256</text:p>
            <text:p text:style-name="P9"><text:span text:style-name="T1">Documentation</text:span></text:p>
          </table:table-cell>
        </table:table-row>
        <table:table-row>
          <table:table-cell table:style-name="Table1.A2" office:value-type="string">
            <text:p text:style-name="P8">Fernando Prado</text:p>
          </table:table-cell>
          <table:table-cell table:style-name="Table1.B2" office:value-type="string">
            <text:p text:style-name="P10">SHA Wrapper Module (Validation)</text:p>
            <text:p text:style-name="P10">Final Report</text:p>
          </table:table-cell>
        </table:table-row>
        <table:table-row>
          <table:table-cell table:style-name="Table1.A2" office:value-type="string">
            <text:p text:style-name="P8">Jonathan Valencia</text:p>
          </table:table-cell>
          <table:table-cell table:style-name="Table1.B2" office:value-type="string">
            <text:p text:style-name="P10">Implementation of SHA-256</text:p>
            <text:p text:style-name="P10">Powerpoint Presentation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a9613" officeooo:paragraph-rsid="000a961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roject Group 2</text:p>
        <text:p text:style-name="MP1">James Richardson, Hassan Al Abushaheen, Fernando Prado, Jonathan Valenci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23:02:12.724528568</meta:creation-date>
    <dc:date>2019-07-09T23:28:08.882184713</dc:date>
    <meta:editing-duration>PT16S</meta:editing-duration>
    <meta:editing-cycles>1</meta:editing-cycles>
    <meta:document-statistic meta:table-count="1" meta:image-count="0" meta:object-count="0" meta:page-count="2" meta:paragraph-count="30" meta:word-count="391" meta:character-count="2507" meta:non-whitespace-character-count="2136"/>
    <meta:generator>LibreOffice/6.2.4.2.0$Linux_X86_64 LibreOffice_project/20$Build-2</meta:generator>
  </office:meta>
</office:document-meta>
</file>